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text-align="justify" style:justify-single-word="false"/>
      <style:text-properties fo:color="#000000" style:font-name-asian="MS Mincho" style:font-name-complex="Tahoma1"/>
    </style:style>
    <style:style style:name="P8" style:family="paragraph" style:parent-style-name="Text_20_body">
      <style:text-properties fo:color="#000000" fo:language="zxx" fo:country="none" style:language-asian="zxx" style:country-asian="none"/>
    </style:style>
    <style:style style:name="P9" style:family="paragraph" style:parent-style-name="Text_20_body">
      <style:text-properties fo:font-style="normal" style:font-style-asian="normal" style:font-style-complex="normal"/>
    </style:style>
    <style:style style:name="P10" style:family="paragraph" style:parent-style-name="Standard">
      <style:text-properties fo:font-size="12pt" style:font-size-asian="12pt" style:font-size-complex="12pt"/>
    </style:style>
    <style:style style:name="P11" style:family="paragraph" style:parent-style-name="Text_20_body">
      <style:paragraph-properties fo:padding="0cm" fo:border="none"/>
    </style:style>
    <style:style style:name="P12" style:family="paragraph" style:parent-style-name="Subtitle">
      <style:paragraph-properties fo:padding="0cm" fo:border="none"/>
    </style:style>
    <style:style style:name="P13" style:family="paragraph" style:parent-style-name="Title">
      <style:paragraph-properties fo:padding="0cm" fo:border="non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start" style:justify-single-word="false"/>
      <style:text-properties fo:font-weight="normal" style:font-weight-asian="normal" style:font-weight-complex="normal"/>
    </style:style>
    <style:style style:name="P20" style:family="paragraph" style:parent-style-name="Nota_20_al_20_pié">
      <style:paragraph-properties fo:text-align="start" style:justify-single-word="false"/>
    </style:style>
    <style:style style:name="P21" style:family="paragraph" style:parent-style-name="Standard">
      <style:paragraph-properties fo:break-before="page"/>
    </style:style>
    <style:style style:name="P22"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text-properties fo:font-size="14pt" style:font-size-asian="14pt" style:font-size-complex="14pt"/>
    </style:style>
    <style:style style:name="P23" style:family="paragraph" style:parent-style-name="Contents_20_1">
      <style:paragraph-properties>
        <style:tab-stops>
          <style:tab-stop style:position="15.9cm" style:type="right" style:leader-style="dotted" style:leader-text="."/>
        </style:tab-stops>
      </style:paragraph-properties>
    </style:style>
    <style:style style:name="P24" style:family="paragraph" style:parent-style-name="Contents_20_2">
      <style:paragraph-properties>
        <style:tab-stops>
          <style:tab-stop style:position="15.501cm" style:type="right" style:leader-style="dotted" style:leader-text="."/>
        </style:tab-stops>
      </style:paragraph-properties>
    </style:style>
    <style:style style:name="P25" style:family="paragraph" style:parent-style-name="Standard" style:master-page-name="Portada">
      <style:paragraph-properties style:page-number="auto"/>
    </style:style>
    <style:style style:name="P26" style:family="paragraph" style:parent-style-name="Text_20_body" style:list-style-name="L1"/>
    <style:style style:name="P27" style:family="paragraph" style:parent-style-name="Text_20_body" style:list-style-name="L1">
      <style:text-properties style:font-name-asian="MS Mincho" style:font-name-complex="Tahoma1"/>
    </style:style>
    <style:style style:name="P28" style:family="paragraph" style:parent-style-name="Text_20_body" style:list-style-name="L1">
      <style:paragraph-properties fo:text-align="justify" style:justify-single-word="false"/>
      <style:text-properties fo:color="#000000" style:font-name-asian="MS Mincho" style:font-name-complex="Tahoma1"/>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5">
      <style:text-properties fo:font-style="normal" style:font-style-asian="normal" style:font-style-complex="normal"/>
    </style:style>
    <style:style style:name="P33" style:family="paragraph" style:parent-style-name="Text_20_body" style:list-style-name="L6">
      <style:text-properties fo:font-style="normal" style:font-style-asian="normal" style:font-style-complex="normal"/>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1">
      <style:paragraph-properties fo:text-align="justify" style:justify-single-word="false" fo:background-color="#ffffff">
        <style:background-image/>
      </style:paragraph-properties>
      <style:text-properties fo:color="#000000" style:font-name-asian="MS Mincho" style:font-name-complex="Tahoma1"/>
    </style:style>
    <style:style style:name="P37" style:family="paragraph" style:parent-style-name="Hoja_20_de_20_Control" style:master-page-name="Standard">
      <style:paragraph-properties fo:text-align="center" style:justify-single-word="false" style:page-number="auto"/>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font-style="normal" style:font-style-asian="normal" style:font-style-complex="normal"/>
    </style:style>
    <style:style style:name="P40" style:family="paragraph" style:parent-style-name="Heading_20_2">
      <style:text-properties fo:color="#000000"/>
    </style:style>
    <style:style style:name="P41" style:family="paragraph" style:parent-style-name="Heading_20_2">
      <style:paragraph-properties fo:text-align="justify" style:justify-single-word="false"/>
      <style:text-properties fo:color="#000000"/>
    </style:style>
    <style:style style:name="P42" style:family="paragraph" style:parent-style-name="Heading_20_2">
      <style:paragraph-properties fo:text-align="justify" style:justify-single-word="false"/>
      <style:text-properties fo:color="#000000" style:font-name-asian="MS Mincho" style:font-name-complex="Tahoma1"/>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style:font-name-asian="MS Mincho" style:font-name-complex="Tahoma1"/>
    </style:style>
    <style:style style:name="T5" style:family="text">
      <style:text-properties style:font-name="Calibri" fo:font-size="11pt"/>
    </style:style>
    <style:style style:name="T6" style:family="text">
      <style:text-properties style:text-underline-style="none"/>
    </style:style>
    <style:style style:name="T7" style:family="text">
      <style:text-properties style:text-underline-style="none" fo:background-color="transparent"/>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5"/>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2">Plugin de Post-Autenticación para el Correo Corporativo</text:p>
      <text:p text:style-name="P13">Manual de instalación y configuración</text:p>
      <text:p text:style-name="P12"/>
      <text:p text:style-name="P11"/>
      <text:p text:style-name="P11"/>
      <text:p text:style-name="P11"/>
      <text:p text:style-name="P11"/>
      <text:p text:style-name="Nota_20_al_20_pié">Versión: <text:keywords>1.0</text:keywords></text:p>
      <text:p text:style-name="Nota_20_al_20_pié"/>
      <text:p text:style-name="Nota_20_al_20_pié"/>
      <text:p text:style-name="Nota_20_al_20_pié"/>
      <text:p text:style-name="P20">[Versión del Producto]</text:p>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7">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Organismo</text:p>
          </table:table-cell>
          <table:table-cell table:style-name="Tabla1.B1" table:number-columns-spanned="3" office:value-type="string">
            <text:p text:style-name="Table_20_Contents"><text:span text:style-name="T5">Consejería de Hacienda y Administración Pública</text:span> </text:p>
          </table:table-cell>
          <table:covered-table-cell/>
          <table:covered-table-cell/>
        </table:table-row>
        <table:table-row>
          <table:table-cell table:style-name="Tabla1.A2" office:value-type="string">
            <text:p text:style-name="P14">Proyecto</text:p>
          </table:table-cell>
          <table:table-cell table:style-name="Tabla1.B4" table:number-columns-spanned="3" office:value-type="string">
            <text:p text:style-name="Table_20_Contents">SSOWEB</text:p>
          </table:table-cell>
          <table:covered-table-cell/>
          <table:covered-table-cell/>
        </table:table-row>
        <table:table-row>
          <table:table-cell table:style-name="Tabla1.A2" office:value-type="string">
            <text:p text:style-name="P14">Entregable</text:p>
          </table:table-cell>
          <table:table-cell table:style-name="Tabla1.B4" table:number-columns-spanned="3" office:value-type="string">
            <text:p text:style-name="Table_20_Contents">Manual de instalación plugin de Post-Autenticación para el Correo Corporativo</text:p>
          </table:table-cell>
          <table:covered-table-cell/>
          <table:covered-table-cell/>
        </table:table-row>
        <table:table-row>
          <table:table-cell table:style-name="Tabla1.A2" office:value-type="string">
            <text:p text:style-name="P14">Autor</text:p>
          </table:table-cell>
          <table:table-cell table:style-name="Tabla1.B4" table:number-columns-spanned="3" office:value-type="string">
            <text:p text:style-name="P17">Sandetel</text:p>
          </table:table-cell>
          <table:covered-table-cell/>
          <table:covered-table-cell/>
        </table:table-row>
        <table:table-row>
          <table:table-cell table:style-name="Tabla1.A2" office:value-type="string">
            <text:p text:style-name="P14">Aprobado por</text:p>
          </table:table-cell>
          <table:table-cell table:style-name="Tabla1.B5" office:value-type="string">
            <text:p text:style-name="Table_20_Contents"/>
          </table:table-cell>
          <table:table-cell table:style-name="Tabla1.A1" office:value-type="string">
            <text:p text:style-name="P14">Fecha Aprobación</text:p>
          </table:table-cell>
          <table:table-cell table:style-name="Tabla1.D5" office:value-type="string">
            <text:p text:style-name="P16">DD/MM/AAAA</text:p>
          </table:table-cell>
        </table:table-row>
        <table:table-row>
          <table:table-cell table:style-name="Tabla1.A6" office:value-type="string">
            <text:p text:style-name="P14"/>
          </table:table-cell>
          <table:table-cell table:style-name="Tabla1.B6" office:value-type="string">
            <text:p text:style-name="Table_20_Contents"/>
          </table:table-cell>
          <table:table-cell table:style-name="Tabla1.A2" office:value-type="string">
            <text:p text:style-name="P14">Nº Total de Páginas</text:p>
          </table:table-cell>
          <table:table-cell table:style-name="Tabla1.D6" office:value-type="string">
            <text:p text:style-name="P16"><text:page-count>8</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5">Versión</text:p>
          </table:table-cell>
          <table:table-cell table:style-name="Tabla3.A1" office:value-type="string">
            <text:p text:style-name="P15">Causa del Cambio</text:p>
          </table:table-cell>
          <table:table-cell table:style-name="Tabla3.A1" office:value-type="string">
            <text:p text:style-name="P15">Responsable del Cambio</text:p>
          </table:table-cell>
          <table:table-cell table:style-name="Tabla3.D1" office:value-type="string">
            <text:p text:style-name="P15">Fecha del Cambio</text:p>
          </table:table-cell>
        </table:table-row>
        <table:table-row>
          <table:table-cell table:style-name="Tabla3.A2" office:value-type="float" office:value="100">
            <text:p text:style-name="P16">0100</text:p>
          </table:table-cell>
          <table:table-cell table:style-name="Tabla3.B4" office:value-type="string">
            <text:p text:style-name="P16">Versión inicial</text:p>
          </table:table-cell>
          <table:table-cell table:style-name="Tabla3.C4" office:value-type="string">
            <text:p text:style-name="P18">Francisco Rodríguez Corredor</text:p>
          </table:table-cell>
          <table:table-cell table:style-name="Tabla3.D2" office:value-type="date" office:date-value="2014-02-24">
            <text:p text:style-name="P16">24/02/14</text:p>
          </table:table-cell>
        </table:table-row>
        <table:table-row>
          <table:table-cell table:style-name="Tabla3.A4" office:value-type="string">
            <text:p text:style-name="P16"/>
          </table:table-cell>
          <table:table-cell table:style-name="Tabla3.B4" office:value-type="string">
            <text:p text:style-name="P16"/>
          </table:table-cell>
          <table:table-cell table:style-name="Tabla3.C4" office:value-type="string">
            <text:p text:style-name="P16"/>
          </table:table-cell>
          <table:table-cell table:style-name="Tabla3.D4" office:value-type="string">
            <text:p text:style-name="P16"/>
          </table:table-cell>
        </table:table-row>
        <table:table-row>
          <table:table-cell table:style-name="Tabla3.A4" office:value-type="string">
            <text:p text:style-name="P16"/>
          </table:table-cell>
          <table:table-cell table:style-name="Tabla3.B4" office:value-type="string">
            <text:p text:style-name="P16"/>
          </table:table-cell>
          <table:table-cell table:style-name="Tabla3.C4" office:value-type="string">
            <text:p text:style-name="P16"/>
          </table:table-cell>
          <table:table-cell table:style-name="Tabla3.D4" office:value-type="string">
            <text:p text:style-name="P16"/>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4">Nombre y Apellidos</text:p>
          </table:table-cell>
        </table:table-row>
        <table:table-row>
          <table:table-cell table:style-name="Tabla4.A6" office:value-type="string">
            <text:p text:style-name="P19">&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2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3"><text:a xlink:type="simple" xlink:href="#__RefHeading__20243_1554739287" text:style-name="Internet_20_link" text:visited-style-name="Internet_20_link">1 Introducción<text:tab/>4</text:a></text:p>
          <text:p text:style-name="P24"><text:a xlink:type="simple" xlink:href="#__RefHeading__16088_1554739287" text:style-name="Internet_20_link" text:visited-style-name="Internet_20_link">1.1 Objeto<text:tab/>4</text:a></text:p>
          <text:p text:style-name="P24"><text:a xlink:type="simple" xlink:href="#__RefHeading__1988_1977503599" text:style-name="Internet_20_link" text:visited-style-name="Internet_20_link">1.2 Alcance<text:tab/>4</text:a></text:p>
          <text:p text:style-name="P24"><text:a xlink:type="simple" xlink:href="#__RefHeading__16229_1554739287" text:style-name="Internet_20_link" text:visited-style-name="Internet_20_link">1.3 Glosario y definiciones<text:tab/>4</text:a></text:p>
          <text:p text:style-name="P23"><text:a xlink:type="simple" xlink:href="#__RefHeading__16092_1554739287" text:style-name="Internet_20_link" text:visited-style-name="Internet_20_link">2 Requisitos técnicos para la implantación<text:tab/>5</text:a></text:p>
          <text:p text:style-name="P23"><text:a xlink:type="simple" xlink:href="#__RefHeading__4389_1201097990" text:style-name="Internet_20_link" text:visited-style-name="Internet_20_link">3 Descripción de los pasos necesarios para la instalación<text:tab/>6</text:a></text:p>
          <text:p text:style-name="P24"><text:a xlink:type="simple" xlink:href="#__RefHeading__4391_1201097990" text:style-name="Internet_20_link" text:visited-style-name="Internet_20_link">3.1 Configuración del SSOWeb<text:tab/>6</text:a></text:p>
          <text:p text:style-name="P23"><text:a xlink:type="simple" xlink:href="#__RefHeading__4393_1201097990" text:style-name="Internet_20_link" text:visited-style-name="Internet_20_link">4 Verificación de la instalación<text:tab/>8</text:a></text:p>
        </text:index-body>
      </text:table-of-content>
      <text:h text:style-name="Heading_20_1" text:outline-level="1"><text:bookmark-start text:name="__RefHeading__20243_1554739287"/>Introducción<text:bookmark-end text:name="__RefHeading__20243_1554739287"/></text:h>
      <text:h text:style-name="P40" text:outline-level="2"><text:bookmark-start text:name="__RefHeading__16088_1554739287"/>Objeto<text:bookmark-end text:name="__RefHeading__16088_1554739287"/></text:h>
      <text:p text:style-name="P8">En el presente documento se describe el procedimiento de instalación y configuración del plugin de Post-Autenticación necesario para la integración del Correo Coporativo.</text:p>
      <text:p text:style-name="P8"/>
      <text:h text:style-name="P41" text:outline-level="2"><text:bookmark-start text:name="__RefHeading__1988_1977503599"/>Alcance<text:bookmark-end text:name="__RefHeading__1988_1977503599"/></text:h>
      <text:p text:style-name="P6"><text:bookmark-start text:name="DDE_LINK11"/><text:bookmark-start text:name="DDE_LINK2"/>E<text:bookmark-end text:name="DDE_LINK11"/><text:bookmark-end text:name="DDE_LINK2"/>l documento va dirigido a personal técnico encargado de la instalación y configuración del SSOWeb.</text:p>
      <text:h text:style-name="Heading_20_2" text:outline-level="2"><text:bookmark-start text:name="__RefHeading__16229_1554739287"/>Glosario y definiciones<text:bookmark-end text:name="__RefHeading__16229_1554739287"/></text:h>
      <text:list xml:id="list10868452952" text:style-name="L1">
        <text:list-item>
          <text:p text:style-name="P26"><text:span text:style-name="T4">SSO</text:span><text:span text:style-name="T3"> (Single Sign On)</text:span><text:span text:style-name="T6">. </text:span>Es un mecanismo de autenticación mediante el cuál el usuario se autentica una vez propagando la identidad a las aplicaciones </text:p>
        </text:list-item>
        <text:list-item>
          <text:p text:style-name="P27"><text:span text:style-name="T3">SAML</text:span><text:span text:style-name="T6">.</text:span> Es un estándar basado en XML para el intercambio de mensajes de autenticación y autorización entre dominios de seguridad.</text:p>
        </text:list-item>
        <text:list-item>
          <text:p text:style-name="P36"><text:span text:style-name="T3">Federación de Identidades</text:span><text:span text:style-name="T6">. </text:span>La <text:span text:style-name="T8">identidad federada</text:span> es una de las soluciones para abordar la gestión de identidad en los sistemas de información. Su objetivo es obtener una gestión de usuarios eficiente, la sincronización de los datos identificativos, gestión de acceso, servicios de agrupación, servicios de directorio, auditoria e informes </text:p>
        </text:list-item>
        <text:list-item>
          <text:p text:style-name="P36"><text:span text:style-name="T3">SP (Service Provider)</text:span><text:span text:style-name="T6">. Es el elemento que consume la información de autenticación y autorización en la relación federada. </text:span><text:span text:style-name="T7">Se puede equiparar a la aplicación de negocio a <text:s/>integrar. </text:span></text:p>
        </text:list-item>
        <text:list-item>
          <text:p text:style-name="P28"><text:span text:style-name="T3">IDP (IDentity Provider)</text:span><text:span text:style-name="T6">. </text:span>Es el elemento que contiene la información de origen de la identidad en una relación federada.</text:p>
        </text:list-item>
      </text:list>
      <text:p text:style-name="P7"/>
      <text:h text:style-name="P42" text:outline-level="2" text:is-list-header="true"/>
      <text:h text:style-name="P38" text:outline-level="1"><text:bookmark-start text:name="__RefHeading__16092_1554739287"/>Requisitos técnicos para la implantación<text:bookmark-end text:name="__RefHeading__16092_1554739287"/></text:h>
      <text:p text:style-name="Text_20_body"><text:tab/>El despliegue y configuración del plugin se realizará sobre una máquina que ya tenga instalado el SSOWEB de la Junta de Andalucía en su versión 1.0.0, por lo tanto los requisitos técnicos serán los aplicables para la instalación de dicho producto.</text:p>
      <text:p text:style-name="Text_20_body"/>
      <text:h text:style-name="Heading_20_1" text:outline-level="1"><text:bookmark-start text:name="__RefHeading__4389_1201097990"/>Descripción de los pasos necesarios para la instalación<text:bookmark-end text:name="__RefHeading__4389_1201097990"/></text:h>
      <text:p text:style-name="Text_20_body"><text:tab/>Se definen los siguientes recursos implicados para la puesta en servicio del plugin de Post-Autenticación:</text:p>
      <text:list xml:id="list586966367" text:style-name="L2">
        <text:list-item>
          <text:p text:style-name="P29">crypto.jar: librería de encriptación utilizada</text:p>
        </text:list-item>
        <text:list-item>
          <text:p text:style-name="P29">CorreoPAP.class: fichero .class con la lógica de negocio del plugin de PostAutenticación</text:p>
        </text:list-item>
        <text:list-item>
          <text:p text:style-name="P29">.ksp: fichero que almacena la contraseña para el acceso al keystore en el que se almacena la clave de cifrado</text:p>
        </text:list-item>
        <text:list-item>
          <text:p text:style-name="P29">.ks: fichero que almacena la contraseña para el acceso a la clave de cifrado una vez abierto el keystore donde ésta se almacena</text:p>
        </text:list-item>
      </text:list>
      <text:h text:style-name="Heading_20_2" text:outline-level="2"><text:bookmark-start text:name="__RefHeading__4391_1201097990"/>Configuración del SSOWeb<text:bookmark-end text:name="__RefHeading__4391_1201097990"/></text:h>
      <text:p text:style-name="Text_20_body"><text:tab/>Será necesario ejecutar los siguientes pasos en la configuración web del SSOWeb:</text:p>
      <text:list xml:id="list1187288643" text:style-name="L3">
        <text:list-item>
          <text:p text:style-name="P30">Logarse en http://dominio_ssoweb/opensso/console</text:p>
        </text:list-item>
        <text:list-item>
          <text:p text:style-name="P30">Acceder a la pestaña “Federación”</text:p>
        </text:list-item>
        <text:list-item>
          <text:p text:style-name="P30">Hacer clic en el nombre del SP que representa a la aplicación Correo Corporativo</text:p>
        </text:list-item>
        <text:list-item>
          <text:p text:style-name="P30">Acceder a la pestaña “Procesamiento de la Aserción”</text:p>
        </text:list-item>
        <text:list-item>
          <text:p text:style-name="P30">Añadir una nueva entrada en el cuadro “Asignación de Atributos” con el siguiente contenido: <text:span text:style-name="T2">VNBB39D=VNBB39D</text:span></text:p>
        </text:list-item>
        <text:list-item>
          <text:p text:style-name="P31">Pulsar en “Guardar”</text:p>
        </text:list-item>
        <text:list-item>
          <text:p text:style-name="P31">Pulsar en “Atrás”</text:p>
        </text:list-item>
      </text:list>
      <text:p text:style-name="P9"><text:tab/></text:p>
      <text:p text:style-name="P9"><text:tab/>Una vez realizada la configuración en la interfaz web es necesario ubicar los recursos antes enumerados en sus correspondientes directorios, de la siguiente forma:</text:p>
      <text:list xml:id="list1598935935" text:style-name="L4">
        <text:list-item>
          <text:p text:style-name="P34"><text:span text:style-name="T9">Copiar la siguiente ruta es/juntadeandalucia/chap/dgpd/scdsh/ssoweb/CorreoPAP.class en la carpeta tomcat_dir/webapps/openam/WEB-INF/classes/. Asignar el propietario y grupo “openam” a dicho fichero con </text:span><text:span text:style-name="T2">“chown openam:openam CorreoPAP.class”</text:span></text:p>
        </text:list-item>
        <text:list-item>
          <text:p text:style-name="P34"><text:span text:style-name="T9">Copiar el fichero crypto.jar en la carpeta tomcat_dir/webapps/openam/WEB-INF/lib/. Asignar el propietario y grupo “openam” a dicho fichero con </text:span><text:span text:style-name="T2">“chown openam:openam crypto.jar”</text:span></text:p>
        </text:list-item>
        <text:list-item>
          <text:p text:style-name="P34"><text:soft-page-break/><text:span text:style-name="T9">Copiar el fichero .ksp en la carpeta tomcat_dir/webapps/openam/WEB-INF. </text:span><text:span text:style-name="T9">Asignar el propietario y grupo “openam” a dicho fichero con </text:span><text:span text:style-name="T2">“chown openam:openam .ksp”</text:span><text:span text:style-name="T9">. Dejar el fichero como sólo lectura para el usuario propietario con </text:span><text:span text:style-name="T2">“chmod 400 .ksp”</text:span><text:span text:style-name="T9"> </text:span></text:p>
        </text:list-item>
        <text:list-item>
          <text:p text:style-name="P34"><text:span text:style-name="T9">Copiar el fichero .kp en la carpeta tomcat_dir/webapps/openam/WEB-INF. Asignar el propietario y grupo “openam” a dicho fichero con </text:span><text:span text:style-name="T2">“chown openam:openam .kp”</text:span><text:span text:style-name="T9">. Dejar el fichero como sólo lectura para el usuario propietario con </text:span><text:span text:style-name="T2"><text:s text:c="3"/></text:span></text:p>
        </text:list-item>
      </text:list>
      <text:p text:style-name="P9"><text:tab/>Una vez realizada esta configuración en la interfaz web es necesario registrar el plugin de autenticación, esto lo realizaremos utilizando la herramienta de configuración en consola “ssoadm”:</text:p>
      <text:list xml:id="list2139904524" text:style-name="L5">
        <text:list-item>
          <text:p text:style-name="P32">Abrir una consola del sistema operativo</text:p>
        </text:list-item>
        <text:list-item>
          <text:p text:style-name="P32">Situarse en el directorio en el que se encuentra instalado “ssoadm”. Si se han seguido las instrucciones para la instalación del openAM esta carpeta debería ser /home/openam/opensso/bin</text:p>
        </text:list-item>
        <text:list-item>
          <text:p text:style-name="P35"><text:span text:style-name="T9">Ejecutar en consola el siguiente comando:</text:span><text:span text:style-name="T2"> ./ssoadm set-svc-attrs --adminid amadmin --password-file ./.pass --servicename iPlanetAMAuthService --realm /correo --attributevalues iplanet-am-auth-post-login-process-class=es.juntadeandalucia.chap.dgpd.scdsh.ssoweb.CorreoPAP</text:span></text:p>
        </text:list-item>
      </text:list>
      <text:p text:style-name="Text_20_body"><text:span text:style-name="T2"><text:tab/></text:span><text:span text:style-name="T9">Detener el tomcat y reiniciarlo utilizando los siguiente comandos:</text:span></text:p>
      <text:list xml:id="list1628929252" text:style-name="L6">
        <text:list-item>
          <text:p text:style-name="P33">tomcat_dir/bin/shutdown.sh</text:p>
        </text:list-item>
        <text:list-item>
          <text:p text:style-name="P33">tomcat_dir/bin/startup.sh</text:p>
        </text:list-item>
      </text:list>
      <text:p text:style-name="P9"/>
      <text:h text:style-name="P39" text:outline-level="1"><text:bookmark-start text:name="__RefHeading__4393_1201097990"/>Verificación de la instalación<text:bookmark-end text:name="__RefHeading__4393_1201097990"/></text:h>
      <text:p text:style-name="P9"><text:tab/>Para verificar la correcta instalación de la aplicación es necesario realizar el logado desde el Correo Corporativo integrado con el sistema de SSOWEB y verificar que funciona correctamen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fo:font-size="12pt" style:font-size-asian="12pt"/>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7"><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Plugin de Post-Autenticación para el Correo Corporativo</text:p>
              <text:p text:style-name="MP3">Manual de instalación y configuración</text:p>
            </table:table-cell>
            <table:table-cell table:style-name="Tabla2.C1" office:value-type="string">
              <text:p text:style-name="MP4">Consejería de Hacienda y Administración Pública</text:p>
            </table:table-cell>
          </table:table-row>
        </table:table>
        <text:p text:style-name="Standard"/>
      </style:header>
      <style:footer>
        <text:p text:style-name="MP5"><text:span text:style-name="MT1"><text:tab/></text:span>Página <text:page-number text:select-page="current">8</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T188H28M03S</meta:editing-duration>
    <dc:title>Manual de Integración</dc:title>
    <dc:date>2012-04-11T16:39:24</dc:date>
    <meta:generator>LibreOffice/3.5$Linux_X86_64 LibreOffice_project/350m1$Build-2</meta:generator>
    <dc:subject>Plugin Post-Autenticación Correo</dc:subject>
    <meta:print-date>2010-09-29T19:12:54</meta:print-date>
    <meta:keyword>1.0</meta:keyword>
    <meta:document-statistic meta:table-count="5" meta:image-count="3" meta:object-count="0" meta:page-count="8" meta:paragraph-count="88" meta:word-count="856" meta:character-count="5873" meta:non-whitespace-character-count="5113"/>
    <meta:user-defined meta:name="Autor">&lt;Nombre de la Empresa&gt;</meta:user-defined>
    <meta:user-defined meta:name="Departamento">&lt;Unidad Organizativa&gt;</meta:user-defined>
    <meta:user-defined meta:name="Versión del Producto">&lt;Versión del Producto&gt;</meta:user-defined>
  </office:meta>
</office:document-meta>
</file>